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0cb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0cb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0cb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0cb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0cb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0cb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0cb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0cb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0cb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0cb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0cb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0cb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0cb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0cb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0cb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0cb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0cb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hasly Josiver Urbina Be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353186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hn Josué Urbina Ló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0567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3.98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